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80000023C09CBC94FDC85636D.png" manifest:media-type="image/png"/>
  <manifest:file-entry manifest:full-path="Pictures/100000010000034700000090253B4A300C00DEBE.png" manifest:media-type="image/png"/>
  <manifest:file-entry manifest:full-path="Pictures/100000010000050100000250BED76D2DC9313F3E.png" manifest:media-type="image/png"/>
  <manifest:file-entry manifest:full-path="Pictures/10000001000003AD000002457109CA844E52B426.png" manifest:media-type="image/png"/>
  <manifest:file-entry manifest:full-path="Pictures/10000001000004C80000014960E7FE789DC63E9B.png" manifest:media-type="image/png"/>
  <manifest:file-entry manifest:full-path="Pictures/100000010000050C00000281561EC839932E8AE7.png" manifest:media-type="image/png"/>
  <manifest:file-entry manifest:full-path="Pictures/10000001000002EA000000C0FAAA9C00B7FA699B.png" manifest:media-type="image/png"/>
  <manifest:file-entry manifest:full-path="Pictures/10000001000002EA000001C5F08DAC94188EE4F6.png" manifest:media-type="image/png"/>
  <manifest:file-entry manifest:full-path="Pictures/10000001000002C10000006232830FABE2CFF93E.png" manifest:media-type="image/png"/>
  <manifest:file-entry manifest:full-path="Pictures/10000001000004CB0000015EF778A50610298699.png" manifest:media-type="image/png"/>
  <manifest:file-entry manifest:full-path="Pictures/10000001000002D8000000C1907A63CF869C2B25.png" manifest:media-type="image/png"/>
  <manifest:file-entry manifest:full-path="Pictures/10000001000002BC000001C4FBBB32811829DA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0e4" officeooo:paragraph-rsid="0018d0e4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11 – ELK</text:p>
      <text:p text:style-name="P2"/>
      <text:p text:style-name="P1">https://github.com/brahimhamdi/dockercoins_logs</text:p>
      <text:p text:style-name="Standard"/>
      <text:p text:style-name="Standard"/>
      <text:p text:style-name="P3"><draw:frame draw:style-name="fr1" draw:name="Image1" text:anchor-type="char" svg:width="17cm" svg:height="10.977cm" draw:z-index="0"><draw:image xlink:href="Pictures/10000001000002BC000001C4FBBB32811829DA08.png" xlink:type="simple" xlink:show="embed" xlink:actuate="onLoad" draw:mime-type="image/png"/></draw:frame><draw:frame draw:style-name="fr2" draw:name="Image2" text:anchor-type="char" svg:x="0cm" svg:y="11.204cm" svg:width="17cm" svg:height="4.507cm" draw:z-index="1"><draw:image xlink:href="Pictures/10000001000002D8000000C1907A63CF869C2B25.png" xlink:type="simple" xlink:show="embed" xlink:actuate="onLoad" draw:mime-type="image/png"/></draw:frame></text:p>
      <text:p text:style-name="P3"/>
      <text:p text:style-name="P3"><draw:frame draw:style-name="fr3" draw:name="Image3" text:anchor-type="char" svg:width="11.95cm" svg:height="7.257cm" draw:z-index="2"><draw:image xlink:href="Pictures/10000001000002EA000001C5F08DAC94188EE4F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4" text:anchor-type="char" svg:width="17cm" svg:height="4.374cm" draw:z-index="3"><draw:image xlink:href="Pictures/10000001000002EA000000C0FAAA9C00B7FA699B.png" xlink:type="simple" xlink:show="embed" xlink:actuate="onLoad" draw:mime-type="image/png"/></draw:frame></text:p>
      <text:p text:style-name="P3"/>
      <text:p text:style-name="P3"><draw:frame draw:style-name="fr1" draw:name="Image5" text:anchor-type="char" svg:width="17cm" svg:height="4.568cm" draw:z-index="4"><draw:image xlink:href="Pictures/10000001000004C80000014960E7FE789DC63E9B.png" xlink:type="simple" xlink:show="embed" xlink:actuate="onLoad" draw:mime-type="image/png"/></draw:frame></text:p>
      <text:p text:style-name="P3"/>
      <text:p text:style-name="P3"><draw:frame draw:style-name="fr1" draw:name="Image6" text:anchor-type="char" svg:width="17cm" svg:height="4.849cm" draw:z-index="5"><draw:image xlink:href="Pictures/10000001000004CB0000015EF778A50610298699.png" xlink:type="simple" xlink:show="embed" xlink:actuate="onLoad" draw:mime-type="image/png"/></draw:frame></text:p>
      <text:p text:style-name="P3"><draw:frame draw:style-name="fr2" draw:name="Image7" text:anchor-type="char" svg:x="1.776cm" svg:y="0.339cm" svg:width="13.183cm" svg:height="8.139cm" draw:z-index="6"><draw:image xlink:href="Pictures/10000001000003AD000002457109CA844E52B42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8" text:anchor-type="char" svg:width="17cm" svg:height="7.856cm" draw:z-index="7"><draw:image xlink:href="Pictures/100000010000050100000250BED76D2DC9313F3E.png" xlink:type="simple" xlink:show="embed" xlink:actuate="onLoad" draw:mime-type="image/png"/></draw:frame></text:p>
      <text:p text:style-name="P3"/>
      <text:p text:style-name="P3"><draw:frame draw:style-name="fr1" draw:name="Image9" text:anchor-type="char" svg:width="17cm" svg:height="2.917cm" draw:z-index="8"><draw:image xlink:href="Pictures/100000010000034700000090253B4A300C00DEBE.png" xlink:type="simple" xlink:show="embed" xlink:actuate="onLoad" draw:mime-type="image/png"/></draw:frame></text:p>
      <text:p text:style-name="P3"/>
      <text:p text:style-name="P3"/>
      <text:p text:style-name="P3"><draw:frame draw:style-name="fr1" draw:name="Image10" text:anchor-type="char" svg:width="17cm" svg:height="8.433cm" draw:z-index="9"><draw:image xlink:href="Pictures/100000010000050C00000281561EC839932E8AE7.png" xlink:type="simple" xlink:show="embed" xlink:actuate="onLoad" draw:mime-type="image/png"/></draw:frame></text:p>
      <text:p text:style-name="P3"/>
      <text:p text:style-name="P3"><draw:frame draw:style-name="fr1" draw:name="Image11" text:anchor-type="char" svg:width="17cm" svg:height="2.362cm" draw:z-index="10"><draw:image xlink:href="Pictures/10000001000002C10000006232830FABE2CFF93E.png" xlink:type="simple" xlink:show="embed" xlink:actuate="onLoad" draw:mime-type="image/png"/></draw:frame><text:soft-page-break/></text:p>
      <text:p text:style-name="P3"/>
      <text:p text:style-name="P3"><draw:frame draw:style-name="fr1" draw:name="Image12" text:anchor-type="char" svg:width="17cm" svg:height="11.8cm" draw:z-index="11"><draw:image xlink:href="Pictures/10000001000003380000023C09CBC94FDC85636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7T14:30:18.424077564</meta:creation-date>
    <dc:date>2023-06-21T11:31:41.475622617</dc:date>
    <meta:editing-duration>PT58M53S</meta:editing-duration>
    <meta:editing-cycles>16</meta:editing-cycles>
    <meta:generator>LibreOffice/7.3.7.2$Linux_X86_64 LibreOffice_project/30$Build-2</meta:generator>
    <meta:document-statistic meta:table-count="0" meta:image-count="12" meta:object-count="0" meta:page-count="4" meta:paragraph-count="2" meta:word-count="3" meta:character-count="58" meta:non-whitespace-character-count="56"/>
  </office:meta>
</office:document-meta>
</file>